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abriga" svg:font-family="Fabriga, Helvetica, sans-serif"/>
    <style:font-face style:name="Georgia" svg:font-family="Georgia, 'Times New Roman', times, serif"/>
    <style:font-face style:name="Lohit Devanagari1" svg:font-family="'Lohit Devanagari'"/>
    <style:font-face style:name="VF-Didot-3" svg:font-family="VF-Didot-3, georg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4pt" fo:font-style="normal" fo:font-weight="normal" officeooo:paragraph-rsid="0019770a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style:font-name="Liberation Serif" fo:font-size="10pt" style:font-size-asian="10pt" style:font-size-complex="10pt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.2602in" fo:margin-right="0.1563in" fo:margin-top="0.1563in" fo:margin-bottom="0.1563in" loext:contextual-spacing="false" style:line-height-at-least="0.3228in" fo:text-align="start" style:justify-single-word="false" fo:orphans="2" fo:widows="2" fo:text-indent="0in" style:auto-text-indent="false"/>
    </style:style>
    <style:style style:name="T1" style:family="text">
      <style:text-properties fo:font-weight="bold" style:font-size-asian="14pt" style:font-weight-asian="bold" style:font-size-complex="14pt" style:font-weight-complex="bold"/>
    </style:style>
    <style:style style:name="T2" style:family="text">
      <style:text-properties fo:font-size="13.5pt" fo:letter-spacing="normal"/>
    </style:style>
    <style:style style:name="T3" style:family="text">
      <style:text-properties fo:font-size="13.5pt" fo:letter-spacing="normal" officeooo:rsid="0019770a"/>
    </style:style>
    <style:style style:name="T4" style:family="text">
      <style:text-properties fo:font-variant="normal" fo:text-transform="none" fo:color="#000000" style:text-line-through-style="none" style:text-line-through-type="none" style:font-name="Fabriga" fo:font-size="15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Georgia" fo:font-size="13.5pt" fo:letter-spacing="normal" fo:font-style="normal" fo:font-weight="normal"/>
    </style:style>
    <style:style style:name="T6" style:family="text">
      <style:text-properties fo:font-variant="normal" fo:text-transform="none" fo:color="#000000" fo:font-size="13.5pt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9770a" style:font-size-asian="12pt" style:font-size-complex="12pt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officeooo:rsid="0019770a"/>
    </style:style>
    <style:style style:name="T12" style:family="text">
      <style:text-properties fo:font-variant="normal" fo:text-transform="none" fo:color="#dc0a10" style:text-line-through-style="none" style:text-line-through-type="none" style:font-name="Fabriga" fo:font-size="15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13" style:family="text">
      <style:text-properties fo:letter-spacing="normal"/>
    </style:style>
    <style:style style:name="T14" style:family="text">
      <style:text-properties fo:letter-spacing="normal" style:font-size-asian="14pt" style:font-size-complex="14pt"/>
    </style:style>
    <style:style style:name="T15" style:family="text">
      <style:text-properties officeooo:rsid="0019770a"/>
    </style:style>
    <style:style style:name="T16" style:family="text">
      <style:text-properties style:font-name="VF-Didot-3" fo:font-size="30pt"/>
    </style:style>
    <style:style style:name="T17" style:family="text">
      <style:text-properties fo:font-size="30pt"/>
    </style:style>
    <style:style style:name="T18" style:family="text">
      <style:text-properties style:font-size-asian="14pt" style:font-size-complex="14pt"/>
    </style:style>
    <style:style style:name="T19" style:family="text">
      <style:text-properties officeooo:rsid="0019770a" style:font-size-asian="14pt" style:font-size-complex="14pt"/>
    </style:style>
    <style:style style:name="T20" style:family="text">
      <style:text-properties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<text:tab/></text:span><text:span text:style-name="T20">The Proust Questionnaire</text:span><text:span text:style-name="T18"> </text:span><text:span text:style-name="T19">(</text:span><text:span text:style-name="T2">www.vanityfair.com</text:span><text:span text:style-name="T3">)</text:span></text:p>
      <text:p text:style-name="P4"><text:span text:style-name="T10">__1.__What is your idea of perfect happiness?</text:span></text:p>
      <text:p text:style-name="P2">__2.__What is your greatest fear?</text:p>
      <text:p text:style-name="P2">__3.__What is the trait you most deplore in yourself?</text:p>
      <text:p text:style-name="P2">__4.__What is the trait you most deplore in others?</text:p>
      <text:p text:style-name="P2">__5.__Which living person do you most admire?</text:p>
      <text:p text:style-name="P2">__6.__What is your greatest extravagance?</text:p>
      <text:p text:style-name="P2">__7.__What is your current state of mind?</text:p>
      <text:p text:style-name="P2">__8.__What do you consider the most overrated virtue?</text:p>
      <text:p text:style-name="P2">__9.__On what occasion do you lie?</text:p>
      <text:p text:style-name="P2">__10.__What do you most dislike about your appearance?</text:p>
      <text:p text:style-name="P2">__11.__Which living person do you most despise?</text:p>
      <text:p text:style-name="P2">__12.__What is the quality you most like in a man?</text:p>
      <text:p text:style-name="P2">__13.__What is the quality you most like in a woman?</text:p>
      <text:p text:style-name="P2">__14.__Which words or phrases do you most overuse?</text:p>
      <text:p text:style-name="P3"><text:span text:style-name="T7">__15.__What or who is the greatest love of your life?</text:span></text:p>
      <text:p text:style-name="P2">__16.__When and where were you happiest?</text:p>
      <text:p text:style-name="P2">__17.__Which talent would you most like to have?</text:p>
      <text:p text:style-name="P2">__18.__If you could change one thing about yourself, what would it be?</text:p>
      <text:p text:style-name="P2">__19.__What do you consider your greatest achievement?</text:p>
      <text:p text:style-name="P2">__20.__If you were to die and come back as a person or a thing, what would it be?</text:p>
      <text:p text:style-name="P2">__21.__Where would you most like to live?</text:p>
      <text:p text:style-name="P2">__22.__What is your most treasured possession?</text:p>
      <text:p text:style-name="P2">__23.__What do you regard as the lowest depth of misery?</text:p>
      <text:p text:style-name="P2">__24.__What is your favorite occupation?</text:p>
      <text:p text:style-name="P2">__25.__What is your most marked characteristic?</text:p>
      <text:p text:style-name="P2">__26.__What do you most value in your friends?</text:p>
      <text:p text:style-name="P2">__27.__Who are your favorite writers?</text:p>
      <text:p text:style-name="P2">__28.__Who is your hero of fiction?</text:p>
      <text:p text:style-name="P2">__29.__Which historical figure do you most identify with?</text:p>
      <text:p text:style-name="P2">__30.__Who are your heroes in real life?</text:p>
      <text:p text:style-name="P2">__31.__What are your favorite names?</text:p>
      <text:p text:style-name="P2">__32.__What is it that you most dislike?</text:p>
      <text:p text:style-name="P2">__33.__What is your greatest regret?</text:p>
      <text:p text:style-name="P2">__34.__How would you like to die?</text:p>
      <text:p text:style-name="P3"><text:span text:style-name="T7">__35.__What is your motto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abriga" svg:font-family="Fabriga, Helvetica, sans-serif"/>
    <style:font-face style:name="Georgia" svg:font-family="Georgia, 'Times New Roman', times, serif"/>
    <style:font-face style:name="Lohit Devanagari1" svg:font-family="'Lohit Devanagari'"/>
    <style:font-face style:name="VF-Didot-3" svg:font-family="VF-Didot-3, georg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4:44:18.993080001</meta:creation-date>
    <dc:date>2021-09-04T14:52:11.151363177</dc:date>
    <meta:editing-duration>PT7M52S</meta:editing-duration>
    <meta:editing-cycles>1</meta:editing-cycles>
    <meta:document-statistic meta:table-count="0" meta:image-count="0" meta:object-count="0" meta:page-count="1" meta:paragraph-count="36" meta:word-count="266" meta:character-count="1657" meta:non-whitespace-character-count="1426"/>
    <meta:generator>LibreOffice/6.4.7.2$Linux_X86_64 LibreOffice_project/40$Build-2</meta:generator>
  </office:meta>
</office:document-meta>
</file>